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5cm" fo:min-width="3.46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5cm" fo:min-width="0.205cm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FLUJO">
      <style:graphic-properties fo:min-height="0.78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5cm" svg:height="0.995cm" svg:x="3.142cm" svg:y="2.016cm">
          <text:p text:style-name="P1">J, VALU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95cm" svg:height="0.995cm" svg:x="4.787cm" svg:y="4.619cm">
          <text:p text:style-name="P1">F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28cm" svg:y1="3.011cm" svg:x2="5.28cm" svg:y2="4.619cm">
          <text:p/>
        </draw:line>
        <draw:custom-shape draw:style-name="gr2" draw:text-style-name="P2" draw:layer="layout" svg:width="0.995cm" svg:height="0.995cm" svg:x="2.761cm" svg:y="6.461cm">
          <text:p text:style-name="P1">F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5cm" svg:height="0.995cm" svg:x="7.227cm" svg:y="6.461cm">
          <text:p text:style-name="P1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941cm" svg:y1="5.466cm" svg:x2="3.587cm" svg:y2="6.567cm">
          <text:p/>
        </draw:line>
        <draw:line draw:style-name="gr3" draw:text-style-name="P3" draw:layer="layout" svg:x1="5.682cm" svg:y1="5.424cm" svg:x2="7.397cm" svg:y2="6.567cm">
          <text:p/>
        </draw:line>
        <draw:custom-shape draw:style-name="gr1" draw:text-style-name="P2" draw:layer="layout" svg:width="4.255cm" svg:height="0.995cm" svg:x="3.142cm" svg:y="10.144cm">
          <text:p text:style-name="P1">Resultado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95cm" svg:height="0.995cm" svg:x="9.725cm" svg:y="8.26cm">
          <text:p text:style-name="P1">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137cm" svg:y1="7.244cm" svg:x2="9.873cm" svg:y2="8.408cm">
          <text:p/>
        </draw:line>
        <draw:line draw:style-name="gr3" draw:text-style-name="P3" draw:layer="layout" svg:x1="5.28cm" svg:y1="5.614cm" svg:x2="5.238cm" svg:y2="10.144cm">
          <text:p/>
        </draw:line>
        <draw:line draw:style-name="gr3" draw:text-style-name="P3" draw:layer="layout" svg:x1="3.396cm" svg:y1="7.434cm" svg:x2="4.01cm" svg:y2="10.144cm">
          <text:p/>
        </draw:line>
        <draw:line draw:style-name="gr3" draw:text-style-name="P3" draw:layer="layout" svg:x1="9.852cm" svg:y1="9.107cm" svg:x2="7.037cm" svg:y2="10.144cm">
          <text:p/>
        </draw:line>
        <draw:line draw:style-name="gr4" draw:text-style-name="P3" draw:layer="layout" svg:x1="1.131cm" svg:y1="6.059cm" svg:x2="11.249cm" svg:y2="6.059cm">
          <text:p/>
        </draw:line>
        <draw:line draw:style-name="gr4" draw:text-style-name="P3" draw:layer="layout" svg:x1="1.131cm" svg:y1="7.942cm" svg:x2="11.249cm" svg:y2="7.942cm">
          <text:p/>
        </draw:line>
        <draw:line draw:style-name="gr4" draw:text-style-name="P3" draw:layer="layout" svg:x1="1.131cm" svg:y1="9.657cm" svg:x2="11.249cm" svg:y2="9.657cm">
          <text:p/>
        </draw:line>
        <draw:frame draw:style-name="REGISTROS" draw:layer="layout" svg:width="1.503cm" svg:height="0.725cm" svg:x="3.713cm" svg:y="5.552cm">
          <draw:text-box>
            <text:p>R1</text:p>
          </draw:text-box>
        </draw:frame>
        <draw:line draw:style-name="gr3" draw:text-style-name="P3" draw:layer="layout" svg:x1="6.381cm" svg:y1="3.011cm" svg:x2="10.212cm" svg:y2="8.26cm">
          <text:p/>
        </draw:line>
        <draw:frame draw:style-name="REGISTROS" draw:layer="layout" svg:width="1.503cm" svg:height="0.725cm" svg:x="4.772cm" svg:y="5.553cm">
          <draw:text-box>
            <text:p>R1</text:p>
          </draw:text-box>
        </draw:frame>
        <draw:frame draw:style-name="REGISTROS" draw:layer="layout" svg:width="1.503cm" svg:height="0.725cm" svg:x="6.021cm" svg:y="5.554cm">
          <draw:text-box>
            <text:p>R1</text:p>
          </draw:text-box>
        </draw:frame>
        <draw:frame draw:style-name="REGISTROS" draw:layer="layout" svg:width="1.503cm" svg:height="0.725cm" svg:x="2.994cm" svg:y="7.582cm">
          <draw:text-box>
            <text:p>R2</text:p>
          </draw:text-box>
        </draw:frame>
        <draw:frame draw:style-name="REGISTROS" draw:layer="layout" svg:width="1.503cm" svg:height="0.725cm" svg:x="8.561cm" svg:y="7.583cm">
          <draw:text-box>
            <text:p>R3</text:p>
          </draw:text-box>
        </draw:frame>
        <draw:frame draw:style-name="REGISTROS" draw:layer="layout" svg:width="1.503cm" svg:height="0.725cm" svg:x="7.947cm" svg:y="9.233cm">
          <draw:text-box>
            <text:p>R3</text:p>
          </draw:text-box>
        </draw:frame>
        <draw:frame draw:style-name="REGISTROS" draw:layer="layout" svg:width="1.503cm" svg:height="0.725cm" svg:x="4.773cm" svg:y="7.561cm">
          <draw:text-box>
            <text:p>R1</text:p>
          </draw:text-box>
        </draw:frame>
        <draw:frame draw:style-name="REGISTROS" draw:layer="layout" svg:width="1.503cm" svg:height="0.725cm" svg:x="4.774cm" svg:y="9.212cm">
          <draw:text-box>
            <text:p>R1</text:p>
          </draw:text-box>
        </draw:frame>
        <draw:frame draw:style-name="REGISTROS" draw:layer="layout" svg:width="1.503cm" svg:height="0.725cm" svg:x="3.438cm" svg:y="9.255cm">
          <draw:text-box>
            <text:p>R2</text:p>
          </draw:text-box>
        </draw:frame>
        <draw:frame draw:style-name="RECURSOS" draw:layer="layout" svg:width="2.709cm" svg:height="1.673cm" svg:x="5.767cm" svg:y="4.64cm">
          <draw:text-box>
            <text:p>S(DEC)</text:p>
          </draw:text-box>
        </draw:frame>
        <draw:frame draw:style-name="RECURSOS" draw:layer="layout" svg:width="2.709cm" svg:height="1.673cm" svg:x="3.672cm" svg:y="6.524cm">
          <draw:text-box>
            <text:p>CM</text:p>
          </draw:text-box>
        </draw:frame>
        <draw:frame draw:style-name="RECURSOS" draw:layer="layout" svg:width="2.709cm" svg:height="1.673cm" svg:x="8.023cm" svg:y="6.587cm">
          <draw:text-box>
            <text:p>ARR</text:p>
          </draw:text-box>
        </draw:frame>
        <draw:frame draw:style-name="RECURSOS" draw:layer="layout" svg:width="2.709cm" svg:height="1.673cm" svg:x="10.593cm" svg:y="8.408cm">
          <draw:text-box>
            <text:p>CM</text:p>
          </draw:text-box>
        </draw:frame>
        <draw:frame draw:style-name="gr5" draw:layer="layout" svg:width="1.461cm" svg:height="1.039cm" svg:x="10.275cm" svg:y="5.593cm">
          <draw:text-box>
            <text:p>8 bits</text:p>
          </draw:text-box>
        </draw:frame>
        <draw:frame draw:style-name="gr5" draw:layer="layout" svg:width="1.969cm" svg:height="1.039cm" svg:x="10.296cm" svg:y="7.361cm">
          <draw:text-box>
            <text:p>8 + 2 bits</text:p>
          </draw:text-box>
        </draw:frame>
        <draw:frame draw:style-name="gr5" draw:layer="layout" svg:width="1.969cm" svg:height="1.039cm" svg:x="10.297cm" svg:y="9.105cm">
          <draw:text-box>
            <text:p>8 + 2 bi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CURSOS" style:family="graphic" style:parent-style-name="standard">
      <style:graphic-properties draw:stroke="none" draw:stroke-dash="Dashed_20__28_var_29__20_4" draw:fill-gradient-name="Gradient_20_2" draw:fill-hatch-name="Hatching_20_1" draw:fill-image-name="Bitmap_20_1" draw:opacity="0%" fo:min-height="1.423cm" draw:shadow-opacity="0%">
        <text:list-style style:name="RECURSO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ff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EGISTROS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0%" draw:shadow-offset-x="0.203cm" draw:shadow-offset-y="0.203cm" draw:shadow-opacity="0%"/>
      <style:text-properties fo:color="#ff3333" fo:font-size="12pt"/>
    </style:style>
    <style:style style:name="FLUJO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fo:min-height="0.152cm">
        <text:list-style style:name="FLUJ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9900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13.20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1:16:28.604747169</meta:creation-date>
    <dc:date>2019-05-05T02:06:24.502320591</dc:date>
    <meta:editing-duration>PT18M40S</meta:editing-duration>
    <meta:editing-cycles>3</meta:editing-cycles>
    <meta:generator>LibreOffice/5.1.6.2$Linux_X86_64 LibreOffice_project/10m0$Build-2</meta:generator>
    <meta:document-statistic meta:object-count="33"/>
  </office:meta>
</office:document-meta>
</file>